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2c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9"><text:span text:style-name="T19">do text</text:span></text:p><text:p text:style-name="P9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2"><office:annotation><dc:creator>sde </dc:creator><dc:date>2011-07-27T10:02:17</dc:date><text:p text:style-name="P10"><text:span text:style-name="T23">do text</text:span></text:p><text:p text:style-name="P10"><text:span text:style-name="T23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0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0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6"/>
      <text:p text:style-name="P7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4"/>
      <text:p text:style-name="P5"><office:annotation><dc:creator>bleybaert</dc:creator><dc:date>2018-07-20T13:49:50.721069032</dc:date><loext:sender-initials>ble</loext:sender-initials><text:p text:style-name="P10"><text:span text:style-name="T20">do text</text:span></text:p><text:p text:style-name="P10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2-06T15:25:53.857138969</dc:date>
    <dc:creator>bleybaert</dc:creator>
    <meta:editing-duration>PT5M9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27" meta:character-count="942" meta:non-whitespace-character-count="843"/>
  </office:meta>
</office:document-meta>
</file>